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Сценарій квесту «Місія АнтиБулінг: Щит Доброти»</text:span></text:h>
      <text:p text:style-name="Text_20_body"><text:span text:style-name="Strong_20_Emphasis">Тривалість:</text:span> 45–60 хв<text:line-break/><text:span text:style-name="Strong_20_Emphasis">Вік учасників:</text:span> 8–14 років<text:line-break/><text:span text:style-name="Strong_20_Emphasis">Мета:</text:span></text:p>
      <text:list text:style-name="L1">
        <text:list-item>
          <text:p text:style-name="P1">Пояснити дітям, що таке булінг і як йому протидіяти.</text:p>
        </text:list-item>
        <text:list-item>
          <text:p text:style-name="P1">Розвивати дружні стосунки в колективі.</text:p>
        </text:list-item>
        <text:list-item>
          <text:p text:style-name="P1">Навчити дітей конструктивно реагувати на конфлікти.</text:p>
        </text:list-item>
      </text:list>
      <text:p text:style-name="Horizontal_20_Line"/>
      <text:h text:style-name="Heading_20_2" text:outline-level="2">1. <text:span text:style-name="Strong_20_Emphasis">Підготовка</text:span></text:h>
      <text:h text:style-name="Heading_20_3" text:outline-level="3">Реквізит:</text:h>
      <text:list text:style-name="L2">
        <text:list-item>
          <text:p text:style-name="P2">Банер/плакат «Місія АнтиБулінг» (можна використати той, що ми створили).</text:p>
        </text:list-item>
        <text:list-item>
          <text:p text:style-name="P2">Картки з фразами (добрі та образливі).</text:p>
        </text:list-item>
        <text:list-item>
          <text:p text:style-name="P2">Ребуси/зашифровані фрази підтримки.</text:p>
        </text:list-item>
        <text:list-item>
          <text:p text:style-name="P2">Плакати для розфарбовування (Місто добрих вчинків).</text:p>
        </text:list-item>
        <text:list-item>
          <text:p text:style-name="P2">Великий картонний «Щит Доброти».</text:p>
        </text:list-item>
        <text:list-item>
          <text:p text:style-name="P2">Наліпки або картки — «ключі дружби» (по 1 за виконане завдання).</text:p>
        </text:list-item>
        <text:list-item>
          <text:p text:style-name="P2">Маркери, фломастери, олівці.</text:p>
        </text:list-item>
        <text:list-item>
          <text:p text:style-name="P2">Конверти для завдань.</text:p>
        </text:list-item>
        <text:list-item>
          <text:p text:style-name="P2">Годинник або таймер.</text:p>
        </text:list-item>
      </text:list>
      <text:p text:style-name="Horizontal_20_Line"/>
      <text:h text:style-name="Heading_20_2" text:outline-level="2">2. <text:span text:style-name="Strong_20_Emphasis">Хід заходу</text:span></text:h>
      <text:h text:style-name="Heading_20_3" text:outline-level="3"><text:span text:style-name="Strong_20_Emphasis">Вступ (5 хв)</text:span></text:h>
      <text:p text:style-name="Text_20_body"><text:span text:style-name="Strong_20_Emphasis">Ведучий:</text:span></text:p>
      <text:p text:style-name="Quotations">«Вітаю, друзі! Сьогодні ми вирушаємо у чарівну країну Дружляндію. Але сталося лихо — там з’явився Темний Булінг. Він краде гарний настрій і намагається посварити друзів. Нам потрібно зібрати <text:span text:style-name="Strong_20_Emphasis">Щит Доброти</text:span>, щоб зупинити його.<text:line-break/>Для цього ви пройдете 5 випробувань і отримаєте “ключі дружби”. Лише коли зберемо всі ключі, ми зможемо врятувати Дружляндію!»</text:p>
      <text:p text:style-name="Text_20_body"><text:span text:style-name="Emphasis">Діти діляться на команди (3–6 осіб).</text:span></text:p>
      <text:p text:style-name="Horizontal_20_Line"/>
      <text:h text:style-name="Heading_20_3" text:outline-level="3"><text:soft-page-break/><text:span text:style-name="Strong_20_Emphasis">Станція 1 — «Секрет дружнього слова» (10 хв)</text:span></text:h>
      <text:p text:style-name="Text_20_body"><text:span text:style-name="Strong_20_Emphasis">Мета:</text:span> вчимося замінювати образи на добрі слова.</text:p>
      <text:p text:style-name="Text_20_body"><text:span text:style-name="Strong_20_Emphasis">Інструкція ведучого:</text:span></text:p>
      <text:p text:style-name="Quotations">«Кожен з вас отримає картку з фразою. Ваше завдання — перетворити її на добру, підтримувальну. Наприклад, якщо написано “Ти нічого не вмієш!” — можна сказати “Давай спробуємо разом, і в тебе вийде!”»</text:p>
      <text:p text:style-name="Text_20_body"><text:span text:style-name="Strong_20_Emphasis">Хід:</text:span></text:p>
      <text:list text:style-name="L3">
        <text:list-item>
          <text:p text:style-name="P3">Кожен учасник тягне картку з образою.</text:p>
        </text:list-item>
        <text:list-item>
          <text:p text:style-name="P3">Учасник озвучує, як можна перефразувати це на добрі слова.</text:p>
        </text:list-item>
        <text:list-item>
          <text:p text:style-name="P3">За правильне виконання команда отримує 1 «ключ дружби».</text:p>
        </text:list-item>
      </text:list>
      <text:p text:style-name="Horizontal_20_Line"/>
      <text:h text:style-name="Heading_20_3" text:outline-level="3"><text:span text:style-name="Strong_20_Emphasis">Станція 2 — «Шифр підтримки» (8 хв)</text:span></text:h>
      <text:p text:style-name="Text_20_body"><text:span text:style-name="Strong_20_Emphasis">Мета:</text:span> показати, що слова підтримки піднімають настрій.</text:p>
      <text:p text:style-name="Text_20_body"><text:span text:style-name="Strong_20_Emphasis">Інструкція ведучого:</text:span></text:p>
      <text:p text:style-name="Quotations">«Темний Булінг зашифрував усі добрі слова! Розшифруйте їх і врятуйте! Кожен шифр — це фраза підтримки.»</text:p>
      <text:p text:style-name="Text_20_body"><text:span text:style-name="Strong_20_Emphasis">Хід:</text:span></text:p>
      <text:list text:style-name="L4">
        <text:list-item>
          <text:p text:style-name="P4">Команди отримують конверти з ребусами або зображеннями-символами.</text:p>
        </text:list-item>
        <text:list-item>
          <text:p text:style-name="P4">Розгадують 3–4 зашифровані фрази, наприклад:</text:p>
          <text:list>
            <text:list-item>
              <text:p text:style-name="P4">❤️ + 👍 = «Я тебе підтримую»</text:p>
            </text:list-item>
            <text:list-item>
              <text:p text:style-name="P4">🌟 + 👏 = «Ти молодець!»</text:p>
            </text:list-item>
          </text:list>
        </text:list-item>
        <text:list-item>
          <text:p text:style-name="P4">Отримують 1 «ключ дружби».</text:p>
        </text:list-item>
      </text:list>
      <text:p text:style-name="Horizontal_20_Line"/>
      <text:h text:style-name="Heading_20_3" text:outline-level="3"><text:span text:style-name="Strong_20_Emphasis">Станція 3 — «Стоп-Булінг» (10 хв)</text:span></text:h>
      <text:p text:style-name="Text_20_body"><text:span text:style-name="Strong_20_Emphasis">Мета:</text:span> навчити реагувати на булінг у різних ситуаціях.</text:p>
      <text:p text:style-name="Text_20_body"><text:span text:style-name="Strong_20_Emphasis">Інструкція ведучого:</text:span></text:p>
      <text:p text:style-name="Quotations">«Зараз ви побачите кілька ситуацій. Подумайте, що можна зробити, щоб допомогти і зупинити булінг.»</text:p>
      <text:p text:style-name="Text_20_body"><text:span text:style-name="Strong_20_Emphasis">Хід:</text:span></text:p>
      <text:list text:style-name="L5">
        <text:list-item>
          <text:p text:style-name="P5">Ведучий або волонтер читає 3 короткі описи (наприклад: хтось штовхає однокласника; сміються з новенького; пишуть образи у чаті).</text:p>
        </text:list-item>
        <text:list-item>
          <text:p text:style-name="P5">Команда обговорює і озвучує свій варіант дій.</text:p>
        </text:list-item>
        <text:list-item>
          <text:p text:style-name="P5">Після обговорення ведучий дає поради та підкріплює правильну поведінку.</text:p>
        </text:list-item>
        <text:list-item>
          <text:p text:style-name="P5"><text:soft-page-break/>За активність команда отримує 1 «ключ дружби».</text:p>
        </text:list-item>
      </text:list>
      <text:p text:style-name="Horizontal_20_Line"/>
      <text:h text:style-name="Heading_20_3" text:outline-level="3"><text:span text:style-name="Strong_20_Emphasis">Станція 4 — «Місто добрих вчинків» (7 хв)</text:span></text:h>
      <text:p text:style-name="Text_20_body"><text:span text:style-name="Strong_20_Emphasis">Мета:</text:span> стимулювати уяву та асоціювати добрі вчинки з яскравими емоціями.</text:p>
      <text:p text:style-name="Text_20_body"><text:span text:style-name="Strong_20_Emphasis">Інструкція ведучого:</text:span></text:p>
      <text:p text:style-name="Quotations">«Перед вами — місто без кольору. Щоб воно ожило, потрібно розфарбувати його, але кожен колір можна використовувати лише тоді, коли назвете приклад доброго вчинку.»</text:p>
      <text:p text:style-name="Text_20_body"><text:span text:style-name="Strong_20_Emphasis">Хід:</text:span></text:p>
      <text:list text:style-name="L6">
        <text:list-item>
          <text:p text:style-name="P6">Команда по черзі називає добрий вчинок і за це розфарбовує частину малюнка.</text:p>
        </text:list-item>
        <text:list-item>
          <text:p text:style-name="P6">Коли плакат розфарбований, видається 1 «ключ дружби».</text:p>
        </text:list-item>
      </text:list>
      <text:p text:style-name="Horizontal_20_Line"/>
      <text:h text:style-name="Heading_20_3" text:outline-level="3"><text:span text:style-name="Strong_20_Emphasis">Станція 5 — «Щит Доброти» (5–7 хв)</text:span></text:h>
      <text:p text:style-name="Text_20_body"><text:span text:style-name="Strong_20_Emphasis">Мета:</text:span> об’єднати всіх учасників та підсумувати квест.</text:p>
      <text:p text:style-name="Text_20_body"><text:span text:style-name="Strong_20_Emphasis">Інструкція ведучого:</text:span></text:p>
      <text:p text:style-name="Quotations">«Ми зібрали всі ключі дружби! Тепер приклеїмо їх на Щит Доброти, щоб він став сильним і зупинив Темний Булінг!»</text:p>
      <text:p text:style-name="Text_20_body"><text:span text:style-name="Strong_20_Emphasis">Хід:</text:span></text:p>
      <text:list text:style-name="L7">
        <text:list-item>
          <text:p text:style-name="P7">Кожна команда прикріплює свої ключі на картонний щит.</text:p>
        </text:list-item>
        <text:list-item>
          <text:p text:style-name="P7">Усі разом промовляють гасло:<text:line-break/><text:span text:style-name="Strong_20_Emphasis">«Ми разом проти булінгу!»</text:span></text:p>
        </text:list-item>
        <text:list-item>
          <text:p text:style-name="P7">Робиться фото на пам’ять.</text:p>
        </text:list-item>
      </text:list>
      <text:p text:style-name="Horizontal_20_Line"/>
      <text:h text:style-name="Heading_20_3" text:outline-level="3"><text:span text:style-name="Strong_20_Emphasis">Фінал (3–5 хв)</text:span></text:h>
      <text:list text:style-name="L8">
        <text:list-item>
          <text:p text:style-name="P8">Ведучий підсумовує:</text:p>
        </text:list-item>
      </text:list>
      <text:p text:style-name="Quotations">«Сьогодні ми врятували Дружляндію. Але пам’ятайте: у реальному житті кожен із вас може стати героєм, якщо підтримає того, кого ображають, і скаже “СТОП” кривднику.»</text:p>
      <text:list text:style-name="L9">
        <text:list-item>
          <text:p text:style-name="P9">Можна роздати символічні наліпки/грамоти учасникам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5T11:03:00.100000000</meta:creation-date>
    <dc:date>2025-08-15T11:03:30.265000000</dc:date>
    <meta:editing-duration>PT30S</meta:editing-duration>
    <meta:editing-cycles>1</meta:editing-cycles>
    <meta:document-statistic meta:table-count="0" meta:image-count="0" meta:object-count="0" meta:page-count="3" meta:paragraph-count="67" meta:word-count="537" meta:character-count="3461" meta:non-whitespace-character-count="3017"/>
    <meta:generator>LibreOffice/24.2.1.2$Windows_X86_64 LibreOffice_project/db4def46b0453cc22e2d0305797cf981b68ef5ac</meta:generator>
  </office:meta>
</office:document-meta>
</file>